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ed1c24" fo:font-size="18pt" officeooo:rsid="0016e50a" officeooo:paragraph-rsid="0016e50a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fo:font-size="12pt" officeooo:rsid="0018b6d2" officeooo:paragraph-rsid="0018b6d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fo:font-size="12pt" officeooo:rsid="001c016f" officeooo:paragraph-rsid="001c016f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fo:font-size="12pt" officeooo:rsid="001f0084" officeooo:paragraph-rsid="001f0084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fo:font-size="12pt" officeooo:rsid="00225bed" officeooo:paragraph-rsid="00225be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a65d" fo:font-size="12pt" officeooo:rsid="001f0084" officeooo:paragraph-rsid="001f0084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a65d" fo:font-size="12pt" officeooo:rsid="0020c685" officeooo:paragraph-rsid="0020c685" style:font-size-asian="10.5pt" style:font-size-complex="12pt"/>
    </style:style>
    <style:style style:name="T1" style:family="text">
      <style:text-properties officeooo:rsid="0018b6d2"/>
    </style:style>
    <style:style style:name="T2" style:family="text">
      <style:text-properties officeooo:rsid="001a3186"/>
    </style:style>
    <style:style style:name="T3" style:family="text">
      <style:text-properties officeooo:rsid="001c01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3 - </text:span>Evolution de la taille des génomes</text:p>
      <text:p text:style-name="P1"/>
      <text:p text:style-name="P2">Petit génome = souvent parasitique ou symbiotique (nécessité d’aide ext<text:span text:style-name="T3">é</text:span>rieure)</text:p>
      <text:p text:style-name="P2">→ dim<text:span text:style-name="T2">i</text:span>nution de la pression de sélection car une partie des fonction est assurée par l’hôte / symbiote</text:p>
      <text:p text:style-name="P2"/>
      <text:p text:style-name="P3">La complexité d’un organisme n’est pas liée à la taille de son génome.</text:p>
      <text:p text:style-name="P2"/>
      <text:p text:style-name="P6">Taille des génomes à l’échelle du vivant</text:p>
      <text:p text:style-name="P4"/>
      <text:p text:style-name="P4">Taille des introns, nombre d’introns, taux de mutations, part d’éléments transposables dans un génome sont des facteurs qui influent sur la taille du génome.</text:p>
      <text:p text:style-name="P4"/>
      <text:p text:style-name="P4">Mécanismes majeurs de l’évolution moléculaire :</text:p>
      <text:p text:style-name="P4"><text:tab/>-Le hasard (Théorie neutraliste de l’évolution, Kimura, Gould, Lynch)</text:p>
      <text:p text:style-name="P4"><text:tab/>-La sélection naturelle (Darwin, Bernardi, théorie néosélectionniste de l’évolution</text:p>
      <text:p text:style-name="P4"><text:tab/>-Hasard et sélection (Néodarwinisme)</text:p>
      <text:p text:style-name="P4"/>
      <text:p text:style-name="P7">Taille des génomes à l’échelle des procaryotes</text:p>
      <text:p text:style-name="P7"/>
      <text:p text:style-name="P5">TD4 : La taille des génomes chez les bactéries semble suivre un mélange de 2 lois normales.</text:p>
      <text:p text:style-name="P5"/>
      <text:p text:style-name="P5">On distingue les bactéries au mode de vie libre, indépendantes et les bactéries intracellulaires → taille de génome beaucoup plus faible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0:45:10.080904289</meta:creation-date>
    <dc:date>2018-10-01T11:50:07.648855057</dc:date>
    <meta:editing-duration>PT2H31M25S</meta:editing-duration>
    <meta:editing-cycles>9</meta:editing-cycles>
    <meta:generator>LibreOffice/5.4.6.2$Linux_X86_64 LibreOffice_project/40m0$Build-2</meta:generator>
    <meta:document-statistic meta:table-count="0" meta:image-count="0" meta:object-count="0" meta:page-count="1" meta:paragraph-count="13" meta:word-count="153" meta:character-count="997" meta:non-whitespace-character-count="854"/>
  </office:meta>
</office:document-meta>
</file>